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77088" calcext:value-type="float">
            <text:p>51.3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356" calcext:value-type="float">
            <text:p>51.3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784" calcext:value-type="float">
            <text:p>51.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1744" calcext:value-type="float">
            <text:p>51.2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31368" calcext:value-type="float">
            <text:p>51.3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2224" calcext:value-type="float">
            <text:p>51.3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98424" calcext:value-type="float">
            <text:p>51.3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6232" calcext:value-type="float">
            <text:p>51.3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201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6816" calcext:value-type="float">
            <text:p>51.4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2015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874" calcext:value-type="float">
            <text:p>51.5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201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644" calcext:value-type="float">
            <text:p>51.5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3872" calcext:value-type="float">
            <text:p>51.5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456" calcext:value-type="float">
            <text:p>51.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5856" calcext:value-type="float">
            <text:p>51.4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201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5856" calcext:value-type="float">
            <text:p>51.4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201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9384" calcext:value-type="float">
            <text:p>51.4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200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38048" calcext:value-type="float">
            <text:p>51.4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200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024" calcext:value-type="float">
            <text:p>51.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200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200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688" calcext:value-type="float">
            <text:p>51.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200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884" calcext:value-type="float">
            <text:p>51.6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200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8152" calcext:value-type="float">
            <text:p>51.5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200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2536" calcext:value-type="float">
            <text:p>51.5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200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6816" calcext:value-type="float">
            <text:p>51.4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200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9384" calcext:value-type="float">
            <text:p>51.4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200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2808" calcext:value-type="float">
            <text:p>51.4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3184" calcext:value-type="float">
            <text:p>51.3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199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8632" calcext:value-type="float">
            <text:p>51.5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199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7192" calcext:value-type="float">
            <text:p>51.4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199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7568" calcext:value-type="float">
            <text:p>51.4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199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1264" calcext:value-type="float">
            <text:p>51.2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199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9072" calcext:value-type="float">
            <text:p>51.2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199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2704" calcext:value-type="float">
            <text:p>51.3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199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826" calcext:value-type="float">
            <text:p>51.2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199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832" calcext:value-type="float">
            <text:p>51.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198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9656" calcext:value-type="float">
            <text:p>51.3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198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198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9592" calcext:value-type="float">
            <text:p>51.5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198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552" calcext:value-type="float">
            <text:p>51.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198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198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3808" calcext:value-type="float">
            <text:p>51.8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198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0384" calcext:value-type="float">
            <text:p>51.8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198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3536" calcext:value-type="float">
            <text:p>51.9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198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1448" calcext:value-type="float">
            <text:p>51.9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6416" calcext:value-type="float">
            <text:p>52.0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197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6416" calcext:value-type="float">
            <text:p>52.0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197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2344" calcext:value-type="float">
            <text:p>52.2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6728" calcext:value-type="float">
            <text:p>52.3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197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04976" calcext:value-type="float">
            <text:p>52.0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197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2616" calcext:value-type="float">
            <text:p>52.1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197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3536" calcext:value-type="float">
            <text:p>51.9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197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504" calcext:value-type="float">
            <text:p>51.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197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2952" calcext:value-type="float">
            <text:p>51.8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197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03936" calcext:value-type="float">
            <text:p>51.3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197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688" calcext:value-type="float">
            <text:p>51.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196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196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2976" calcext:value-type="float">
            <text:p>51.2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196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86" calcext:value-type="float">
            <text:p>49.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196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0784" calcext:value-type="float">
            <text:p>51.2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196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5944" calcext:value-type="float">
            <text:p>50.6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196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2816" calcext:value-type="float">
            <text:p>49.9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196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1816" calcext:value-type="float">
            <text:p>49.5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196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8184" calcext:value-type="float">
            <text:p>49.4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196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5912" calcext:value-type="float">
            <text:p>48.8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196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996" calcext:value-type="float">
            <text:p>49.2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195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848" calcext:value-type="float">
            <text:p>48.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901</text:p>
          </table:table-cell>
          <table:table-cell office:value-type="string" calcext:value-type="string">
            <text:p>195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3224" calcext:value-type="float">
            <text:p>47.8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56" meta:object-count="0"/>
    <meta:user-defined meta:name="AppVersion">3.0</meta:user-defined>
  </office:meta>
</office:document-meta>
</file>